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MODEL VIEW CONTROLLER</text:p>
      <text:p text:style-name="P1"/>
      <text:p text:style-name="P2">VIEW</text:p>
      <text:p text:style-name="P2"/>
      <text:p text:style-name="P3">La app utiliza dos paginas JSP para las vistas de la app. La primera pagina es <text:span text:style-name="T1">ProductForm.jsp</text:span> esta pagina se muestra si la accion es <text:span text:style-name="T1">input-product.</text:span> La segunda pagina es <text:span text:style-name="T1">ProductDetails.jsp, </text:span><text:s/>esta pagina se muestra si la accion es <text:span text:style-name="T1">save-product</text:span><text:span text:style-name="T4">.</text:span></text:p>
      <text:p text:style-name="P3"><text:span text:style-name="T4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28T11:22:47.52</meta:creation-date>
    <meta:document-statistic meta:table-count="0" meta:image-count="0" meta:object-count="0" meta:page-count="1" meta:paragraph-count="3" meta:word-count="45" meta:character-count="275"/>
    <dc:date>2018-02-28T11:27:05.09</dc:date>
    <dc:creator>cv </dc:creator>
    <meta:editing-duration>PT4M18S</meta:editing-duration>
    <meta:editing-cycles>1</meta:editing-cycles>
    <meta:generator>OpenOffice/4.1.4$Win32 OpenOffice.org_project/414m5$Build-9788</meta:generator>
  </office:meta>
</office:document-meta>
</file>